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libri" style:font-name-complex="Calibri" fo:font-size="11pt" style:font-size-asian="11pt" style:font-size-complex="11pt"/>
    </style:style>
    <style:style style:name="TableColumn3" style:family="table-column">
      <style:table-column-properties style:column-width="6.693in" style:use-optimal-column-width="false"/>
    </style:style>
    <style:style style:name="Table2" style:family="table">
      <style:table-properties style:width="6.693in" fo:margin-left="-0.009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T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8" style:parent-style-name="DefaultParagraphFont" style:family="text">
      <style:text-properties style:font-name="Calibri" style:font-name-complex="Calibri" style:text-position="super 63.6%" fo:font-size="11pt" style:font-size-asian="11pt" style:font-size-complex="11pt"/>
    </style:style>
    <style:style style:name="T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1" style:parent-style-name="DefaultParagraphFont" style:family="text">
      <style:text-properties style:font-name="Calibri" style:font-name-complex="Calibri" style:text-position="super 63.6%" fo:font-size="11pt" style:font-size-asian="11pt" style:font-size-complex="11pt"/>
    </style:style>
    <style:style style:name="T1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3" style:parent-style-name="DefaultParagraphFont" style:family="text">
      <style:text-properties style:font-name="Calibri" style:font-name-complex="Calibri" style:text-position="super 63.6%" fo:font-size="11pt" style:font-size-asian="11pt" style:font-size-complex="11pt"/>
    </style:style>
    <style:style style:name="T1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19" style:parent-style-name="TableContents" style:family="paragraph">
      <style:text-properties style:font-name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0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21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TableColumn23" style:family="table-column">
      <style:table-column-properties style:column-width="1.6145in" style:use-optimal-column-width="false"/>
    </style:style>
    <style:style style:name="TableColumn24" style:family="table-column">
      <style:table-column-properties style:column-width="1.7708in" style:use-optimal-column-width="false"/>
    </style:style>
    <style:style style:name="TableColumn25" style:family="table-column">
      <style:table-column-properties style:column-width="1.577in" style:use-optimal-column-width="false"/>
    </style:style>
    <style:style style:name="TableColumn26" style:family="table-column">
      <style:table-column-properties style:column-width="1.6541in" style:use-optimal-column-width="false"/>
    </style:style>
    <style:style style:name="Table22" style:family="table">
      <style:table-properties style:width="6.6166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Calibri" style:font-name-complex="Calibri" fo:font-weight="bold" style:font-weight-asian="bold" fo:font-size="11pt" style:font-size-asian="11pt" style:font-size-complex="11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P72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T73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75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76" style:parent-style-name="TableContents" style:list-style-name="LFO1" style:family="paragraph">
      <style:text-properties style:font-name="Calibri" style:font-name-complex="Calibri" fo:font-size="11pt" style:font-size-asian="11pt" style:font-size-complex="11pt"/>
    </style:style>
    <style:style style:name="P77" style:parent-style-name="TableContents" style:list-style-name="LFO1" style:family="paragraph">
      <style:text-properties style:font-name="Calibri" style:font-name-complex="Calibri" fo:font-size="11pt" style:font-size-asian="11pt" style:font-size-complex="11pt"/>
    </style:style>
    <style:style style:name="P78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79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83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84" style:parent-style-name="TableContents" style:list-style-name="LFO2" style:family="paragraph">
      <style:paragraph-properties>
        <style:tab-stops>
          <style:tab-stop style:type="left" style:position="0.4736in"/>
        </style:tab-stops>
      </style:paragraph-properties>
      <style:text-properties style:font-name="Calibri" style:font-name-complex="Calibri" fo:font-size="11pt" style:font-size-asian="11pt" style:font-size-complex="11pt"/>
    </style:style>
    <style:style style:name="P85" style:parent-style-name="TableContents" style:list-style-name="LFO2" style:family="paragraph">
      <style:paragraph-properties>
        <style:tab-stops>
          <style:tab-stop style:type="left" style:position="0.4736in"/>
        </style:tab-stops>
      </style:paragraph-properties>
      <style:text-properties style:font-name="Calibri" style:font-name-complex="Calibri" fo:font-size="11pt" style:font-size-asian="11pt" style:font-size-complex="11pt"/>
    </style:style>
    <style:style style:name="P86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87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P88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P89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P90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91" style:parent-style-name="TableContents" style:list-style-name="LFO4" style:family="paragraph">
      <style:text-properties style:font-name="Calibri" style:font-name-complex="Calibri" fo:font-size="11pt" style:font-size-asian="11pt" style:font-size-complex="11pt"/>
    </style:style>
    <style:style style:name="P92" style:parent-style-name="TableContents" style:list-style-name="LFO4" style:family="paragraph">
      <style:text-properties style:font-name="Calibri" style:font-name-complex="Calibri" fo:font-size="11pt" style:font-size-asian="11pt" style:font-size-complex="11pt"/>
    </style:style>
    <style:style style:name="P93" style:parent-style-name="TableContents" style:list-style-name="LFO4" style:family="paragraph">
      <style:text-properties style:font-name="Calibri" style:font-name-complex="Calibri" fo:font-size="11pt" style:font-size-asian="11pt" style:font-size-complex="11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97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98" style:parent-style-name="TableContents" style:list-style-name="LFO3" style:family="paragraph">
      <style:text-properties style:font-name="Calibri" style:font-name-complex="Calibri" fo:font-size="11pt" style:font-size-asian="11pt" style:font-size-complex="11pt"/>
    </style:style>
    <style:style style:name="P99" style:parent-style-name="TableContents" style:list-style-name="LFO3" style:family="paragraph">
      <style:text-properties style:font-name="Calibri" style:font-name-complex="Calibri" fo:font-size="11pt" style:font-size-asian="11pt" style:font-size-complex="11pt"/>
    </style:style>
    <style:style style:name="P100" style:parent-style-name="TableContents" style:list-style-name="LFO3" style:family="paragraph">
      <style:text-properties style:font-name="Calibri" style:font-name-complex="Calibri" fo:font-size="11pt" style:font-size-asian="11pt" style:font-size-complex="11pt"/>
    </style:style>
    <style:style style:name="P101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02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P103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04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08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09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P110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11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15" style:parent-style-name="TableContents" style:family="paragraph">
      <style:paragraph-properties>
        <style:tab-stops>
          <style:tab-stop style:type="left" style:position="1.1479in"/>
        </style:tab-stops>
      </style:paragraph-properties>
      <style:text-properties style:font-name="Calibri" style:font-name-complex="Calibri" fo:font-size="11pt" style:font-size-asian="11pt" style:font-size-complex="11pt"/>
    </style:style>
    <style:style style:name="P116" style:parent-style-name="TableContents" style:list-style-name="LFO2" style:family="paragraph">
      <style:paragraph-properties>
        <style:tab-stops>
          <style:tab-stop style:type="left" style:position="0.6479in"/>
        </style:tab-stops>
      </style:paragraph-properties>
      <style:text-properties style:font-name="Calibri" style:font-name-complex="Calibri" fo:font-size="11pt" style:font-size-asian="11pt" style:font-size-complex="11pt"/>
    </style:style>
    <style:style style:name="P117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18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22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23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27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28" style:parent-style-name="ListParagraph" style:list-style-name="LFO2" style:family="paragraph">
      <style:text-properties style:font-name="Calibri" style:font-name-complex="Calibri" fo:font-size="11pt" style:font-size-asian="11pt" style:font-size-complex="11pt"/>
    </style:style>
    <style:style style:name="P129" style:parent-style-name="Standard" style:family="paragraph">
      <style:text-properties style:font-name="Calibri" style:font-name-complex="Calibri" fo:font-size="11pt" style:font-size-asian="11pt" style:font-size-complex="11pt"/>
    </style:style>
  </office:automatic-styles>
  <office:body>
    <office:text text:use-soft-page-breaks="true">
      <text:p text:style-name="P1">Retail Web Turnkey Progress Report:<text:s/>Week 4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Project Name: Retail Web Turnkey</text:p>
            <text:p text:style-name="TableContents"><text:span text:style-name="T7">Date: Friday 18</text:span><text:span text:style-name="T8">th</text:span><text:span text:style-name="T9"><text:s/>August 2017</text:span></text:p>
            <text:p text:style-name="TableContents"><text:span text:style-name="T10">Reporting Period: Monday 7</text:span><text:span text:style-name="T11">th</text:span><text:span text:style-name="T12"><text:s/>– Sunday 13</text:span><text:span text:style-name="T13">th</text:span><text:span text:style-name="T14"><text:s/>August 2017</text:span></text:p>
          </table:table-cell>
        </table:table-row>
        <table:table-row table:style-name="TableRow15">
          <table:table-cell table:style-name="TableCell16">
            <text:p text:style-name="TableContents"><text:span text:style-name="T17">Administrative Checks</text:span><text:span text:style-name="T18">:</text:span></text:p>
            <text:p text:style-name="P19"/>
            <text:p text:style-name="P20">Target total hours to date:</text:p>
            <text:p text:style-name="P21"/>
            <table:table table:style-name="Table22">
              <table:table-columns>
                <table:table-column table:style-name="TableColumn23"/>
                <table:table-column table:style-name="TableColumn24"/>
                <table:table-column table:style-name="TableColumn25"/>
                <table:table-column table:style-name="TableColumn26"/>
              </table:table-columns>
              <table:table-row table:style-name="TableRow27">
                <table:table-cell table:style-name="TableCell28">
                  <text:p text:style-name="P29"/>
                </table:table-cell>
                <table:table-cell table:style-name="TableCell30">
                  <text:p text:style-name="P31">James Owens</text:p>
                </table:table-cell>
                <table:table-cell table:style-name="TableCell32">
                  <text:p text:style-name="P33">Mark Omadto</text:p>
                </table:table-cell>
                <table:table-cell table:style-name="TableCell34">
                  <text:p text:style-name="P35">Tom Misikea</text:p>
                </table:table-cell>
              </table:table-row>
              <table:table-row table:style-name="TableRow36">
                <table:table-cell table:style-name="TableCell37">
                  <text:p text:style-name="P38">Timecard:</text:p>
                </table:table-cell>
                <table:table-cell table:style-name="TableCell39">
                  <text:p text:style-name="P40"/>
                </table:table-cell>
                <table:table-cell table:style-name="TableCell41">
                  <text:p text:style-name="P42"/>
                </table:table-cell>
                <table:table-cell table:style-name="TableCell43">
                  <text:p text:style-name="P44"/>
                </table:table-cell>
              </table:table-row>
              <table:table-row table:style-name="TableRow45">
                <table:table-cell table:style-name="TableCell46">
                  <text:p text:style-name="P47">Total Hours to date:</text:p>
                </table:table-cell>
                <table:table-cell table:style-name="TableCell48">
                  <text:p text:style-name="P49">45.0 Hours</text:p>
                </table:table-cell>
                <table:table-cell table:style-name="TableCell50">
                  <text:p text:style-name="P51">51<text:s/>Hours</text:p>
                </table:table-cell>
                <table:table-cell table:style-name="TableCell52">
                  <text:p text:style-name="P53">62 Hours</text:p>
                </table:table-cell>
              </table:table-row>
              <table:table-row table:style-name="TableRow54">
                <table:table-cell table:style-name="TableCell55">
                  <text:p text:style-name="P56">Personal log:</text:p>
                </table:table-cell>
                <table:table-cell table:style-name="TableCell57">
                  <text:p text:style-name="P58"/>
                </table:table-cell>
                <table:table-cell table:style-name="TableCell59">
                  <text:p text:style-name="P60"/>
                </table:table-cell>
                <table:table-cell table:style-name="TableCell61">
                  <text:p text:style-name="P62"/>
                </table:table-cell>
              </table:table-row>
              <table:table-row table:style-name="TableRow63">
                <table:table-cell table:style-name="TableCell64">
                  <text:p text:style-name="P65">Project Diary:</text:p>
                </table:table-cell>
                <table:table-cell table:style-name="TableCell66">
                  <text:p text:style-name="P67"/>
                </table:table-cell>
                <table:table-cell table:style-name="TableCell68">
                  <text:p text:style-name="P69"/>
                </table:table-cell>
                <table:table-cell table:style-name="TableCell70">
                  <text:p text:style-name="P71"/>
                </table:table-cell>
              </table:table-row>
            </table:table>
            <text:p text:style-name="P72"/>
            <text:p text:style-name="TableContents"><text:span text:style-name="T73">Allocated Duties</text:span><text:span text:style-name="T74">:</text:span></text:p>
            <text:p text:style-name="P75">Backups taken:</text:p>
            <text:list text:style-name="LFO1" text:continue-numbering="true">
              <text:list-item>
                <text:p text:style-name="P76">The backups are automatically allocated to each member computer whenever we use “pull” command on GitHub.</text:p>
              </text:list-item>
              <text:list-item>
                <text:p text:style-name="P77">Secondary weekly backup is restored on a hard drive manage by Mark.</text:p>
              </text:list-item>
            </text:list>
            <text:p text:style-name="P78">Backups tested:</text:p>
            <text:list text:style-name="LFO2" text:continue-numbering="true">
              <text:list-item>
                <text:p text:style-name="P79">When team uses GitHub.</text:p>
              </text:list-item>
            </text:list>
          </table:table-cell>
        </table:table-row>
        <table:table-row table:style-name="TableRow80">
          <table:table-cell table:style-name="TableCell81">
            <text:p text:style-name="P82">Work Completed this reporting period:</text:p>
            <text:p text:style-name="P83">James:</text:p>
            <text:list text:style-name="LFO2" text:continue-numbering="true">
              <text:list-item>
                <text:p text:style-name="P84">Project proposal revision</text:p>
              </text:list-item>
              <text:list-item>
                <text:p text:style-name="P85">Total hours: 9.0</text:p>
              </text:list-item>
            </text:list>
            <text:p text:style-name="P86">Mark:</text:p>
            <text:list text:style-name="LFO2" text:continue-numbering="true">
              <text:list-item>
                <text:p text:style-name="P87">Completed the proposal</text:p>
              </text:list-item>
              <text:list-item>
                <text:p text:style-name="P88">Had the proposal checked by Glenda</text:p>
              </text:list-item>
              <text:list-item>
                <text:p text:style-name="P89">Total Hours: 10 Hours</text:p>
              </text:list-item>
            </text:list>
            <text:p text:style-name="P90">Tom:</text:p>
            <text:list text:style-name="LFO4" text:continue-numbering="true">
              <text:list-item>
                <text:p text:style-name="P91">Researched using Microsoft project and Finishes Gantt Chart</text:p>
              </text:list-item>
              <text:list-item>
                <text:p text:style-name="P92">Getting our proposal checked by Genda Shaw</text:p>
              </text:list-item>
              <text:list-item>
                <text:p text:style-name="P93">Total Hours: 18 Hours</text:p>
              </text:list-item>
            </text:list>
          </table:table-cell>
        </table:table-row>
        <table:table-row table:style-name="TableRow94">
          <table:table-cell table:style-name="TableCell95">
            <text:p text:style-name="P96">Work to complete for next reporting period:</text:p>
            <text:p text:style-name="P97">James:</text:p>
            <text:list text:style-name="LFO3" text:continue-numbering="true">
              <text:list-item>
                <text:p text:style-name="P98">Move to systems analysis and design</text:p>
              </text:list-item>
              <text:list-item>
                <text:p text:style-name="P99">Start technologies research in earnest</text:p>
              </text:list-item>
              <text:list-item>
                <text:p text:style-name="P100">Target total hours: 25 - 30</text:p>
              </text:list-item>
            </text:list>
            <text:p text:style-name="P101">Mark:</text:p>
            <text:list text:style-name="LFO2" text:continue-numbering="true">
              <text:list-item>
                <text:p text:style-name="P102">Changes need to be made on the proposal.</text:p>
              </text:list-item>
            </text:list>
            <text:p text:style-name="P103">Tom:</text:p>
            <text:list text:style-name="LFO2" text:continue-numbering="true">
              <text:list-item>
                <text:p text:style-name="P104">Edit changes according to advisor marking on project proposal</text:p>
              </text:list-item>
            </text:list>
          </table:table-cell>
        </table:table-row>
        <table:table-row table:style-name="TableRow105">
          <table:table-cell table:style-name="TableCell106">
            <text:p text:style-name="P107">What’s going well:</text:p>
            <text:p text:style-name="P108">James:</text:p>
            <text:list text:style-name="LFO2" text:continue-numbering="true">
              <text:list-item>
                <text:p text:style-name="P109">The project proposal has finished<text:s/>its<text:s/>revision for the most part.</text:p>
              </text:list-item>
            </text:list>
            <text:p text:style-name="P110">Mark:</text:p>
            <text:list text:style-name="LFO2" text:continue-numbering="true">
              <text:list-item>
                <text:p text:style-name="P111">We encounter a problem with the GitHub which deleted all the file we stored on the repository but, luckily each member’s computer has a backup of the documentation plus the hard drive backup.</text:p>
              </text:list-item>
            </text:list>
          </table:table-cell>
        </table:table-row>
        <text:soft-page-break/>
        <table:table-row table:style-name="TableRow112">
          <table:table-cell table:style-name="TableCell113">
            <text:p text:style-name="P114">What’s not going well:</text:p>
            <text:p text:style-name="P115">James:<text:tab/></text:p>
            <text:list text:style-name="LFO2" text:continue-numbering="true">
              <text:list-item>
                <text:p text:style-name="P116">My personal hours for this week were extremely low, which is unsatisfactory. This can again be attributed to stress.</text:p>
              </text:list-item>
            </text:list>
            <text:p text:style-name="P117">Mark:</text:p>
            <text:list text:style-name="LFO2" text:continue-numbering="true">
              <text:list-item>
                <text:p text:style-name="P118">Group time management.</text:p>
              </text:list-item>
            </text:list>
          </table:table-cell>
        </table:table-row>
        <table:table-row table:style-name="TableRow119">
          <table:table-cell table:style-name="TableCell120">
            <text:p text:style-name="P121">Suggestions/issues:</text:p>
            <text:p text:style-name="P122">James:</text:p>
            <text:list text:style-name="LFO2" text:continue-numbering="true">
              <text:list-item>
                <text:p text:style-name="P123">Become more strict with the number of hours put in. 9:00 AM to 4:00 PM should be spent on campus from now on.</text:p>
              </text:list-item>
            </text:list>
          </table:table-cell>
        </table:table-row>
        <table:table-row table:style-name="TableRow124">
          <table:table-cell table:style-name="TableCell125">
            <text:p text:style-name="P126">Project Changes:</text:p>
            <text:p text:style-name="P127">Tom:</text:p>
            <text:list text:style-name="LFO2" text:continue-numbering="true">
              <text:list-item>
                <text:p text:style-name="P128">Edit small changes due to correction from advisor.</text:p>
              </text:list-item>
            </text:list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Z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X I I</dc:creator>
    <meta:creation-date>2017-08-18T14:02:00Z</meta:creation-date>
    <dc:date>2017-08-22T01:39:00Z</dc:date>
    <meta:template xlink:href="Normal" xlink:type="simple"/>
    <meta:editing-cycles>19</meta:editing-cycles>
    <meta:editing-duration>PT2460S</meta:editing-duration>
    <meta:document-statistic meta:page-count="2" meta:paragraph-count="3" meta:word-count="277" meta:character-count="1856" meta:row-count="13" meta:non-whitespace-character-count="1582"/>
  </office:meta>
</office:document-meta>
</file>